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1in" fo:margin-right="0in" fo:text-indent="-0.25in" style:auto-text-indent="false"/>
    </style:style>
    <style:style style:name="P11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jhwzzmeiu3ks"/>Rapport d’avancement/Backlog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geszaq52650n" text:style-name="Index_20_Link" text:visited-style-name="Index_20_Link"><text:span text:style-name="T1">rapport d’avancement</text:span></text:a></text:p>
          <text:p text:style-name="P2"><text:a xlink:type="simple" xlink:href="#_doehnb1ntffu" text:style-name="Index_20_Link" text:visited-style-name="Index_20_Link"><text:span text:style-name="T1">sprint backlog</text:span></text:a></text:p>
          <text:p text:style-name="P2"><text:a xlink:type="simple" xlink:href="#_5lm3kot14ew3" text:style-name="Index_20_Link" text:visited-style-name="Index_20_Link"><text:span text:style-name="T1">release backlog</text:span></text:a></text:p>
          <text:p text:style-name="P3"><text:a xlink:type="simple" xlink:href="#_4sxni1g00qjj" text:style-name="Index_20_Link" text:visited-style-name="Index_20_Link"><text:span text:style-name="T1">product backlog</text:span></text:a></text:p>
        </text:index-body>
      </text:table-of-content>
      <text:p text:style-name="Standard"/>
      <text:p text:style-name="Standard"/>
      <text:p text:style-name="P12"><text:bookmark text:name="_geszaq52650n"/>rapport d’avancement</text:p>
      <text:list xml:id="list1507997780" text:style-name="WWNum3">
        <text:list-item>
          <text:p text:style-name="P5">J’ai créé un<text:a xlink:type="simple" xlink:href="https://docs.google.com/document/d/1cq0jQHXT4-kLyVN2Ceb0ptBn988IKtqjoi4PJlGHB0I/edit#" text:style-name="ListLabel_20_46" text:visited-style-name="ListLabel_20_46"><text:span text:style-name="T1"> fichier </text:span></text:a>qui reprend les demandes du client et me permet de les décomposer en tâches à faire.</text:p>
        </text:list-item>
        <text:list-item>
          <text:p text:style-name="P5">J’ai appris à utiliser les projets github.</text:p>
        </text:list-item>
        <text:list-item>
          <text:p text:style-name="P5">J’ai appris à utiliser les branches et les pull request et les issues </text:p>
        </text:list-item>
        <text:list-item>
          <text:p text:style-name="P5">J’ai créé un repo github avec un projet contenant un tableau kaban et un tableau de gestion de bug </text:p>
        </text:list-item>
      </text:list>
      <text:list xml:id="list3315580660" text:style-name="WWNum1">
        <text:list-item>
          <text:p text:style-name="P6">J’ai pris les consignes et créé le product backlog </text:p>
        </text:list-item>
      </text:list>
      <text:list xml:id="list3842163398" text:style-name="WWNum5">
        <text:list-item>
          <text:p text:style-name="P7">Créer le release backlog </text:p>
        </text:list-item>
        <text:list-item>
          <text:p text:style-name="P7">Créer le sprint backlog </text:p>
        </text:list-item>
      </text:list>
      <text:p text:style-name="P4"/>
      <text:p text:style-name="P12"><text:bookmark text:name="_doehnb1ntffu"/>sprint backlog</text:p>
      <text:list xml:id="list328268523" text:style-name="WWNum4">
        <text:list-item>
          <text:p text:style-name="P8">une fonction qui renvoi un nombre autour de 40 et dans certain cas, un pit ou un out</text:p>
        </text:list-item>
        <text:list-item>
          <text:p text:style-name="P8">une fonction de conversion pour afficher n’importe quel nombre au format hhmmssmsec</text:p>
        </text:list-item>
        <text:list-item>
          <text:p text:style-name="P8">une fonction qui renvoi une chaine de caractere qui sera l’entete du tableau et meme le tableau entier</text:p>
        </text:list-item>
        <text:list-item>
          <text:p text:style-name="P8">ajouter les valeurs dans le tableau generé par le fct ci dessus</text:p>
        </text:list-item>
        <text:list-item>
          <text:p text:style-name="P8">afficher un nouveau tab toute les x sec (pas en liste mais bien effacer et afficher)</text:p>
        </text:list-item>
        <text:list-item>
          <text:p text:style-name="P8">ecrire le dernier tableau dans un fichier</text:p>
        </text:list-item>
      </text:list>
      <text:p text:style-name="P12"><text:bookmark text:name="_5lm3kot14ew3"/>release backlog</text:p>
      <text:list xml:id="list1615287579" text:style-name="WWNum2">
        <text:list-item>
          <text:p text:style-name="P9"><text:soft-page-break/><text:span text:style-name="T3">Version 1:</text:span></text:p>
        </text:list-item>
      </text:list>
      <text:p text:style-name="Standard"><text:span text:style-name="T4">Pas de tri, ni de shmem ou sem. On veut juste des temps bien affichés.</text:span></text:p>
      <text:list xml:id="list215506393883389" text:continue-numbering="true" text:style-name="WWNum2">
        <text:list-item>
          <text:list>
            <text:list-item>
              <text:p text:style-name="P10">générer s1, s2, s3, (s1+s2+s3) pit out</text:p>
            </text:list-item>
            <text:list-item>
              <text:p text:style-name="P10">les convertir au format human readable</text:p>
            </text:list-item>
            <text:list-item>
              <text:p text:style-name="P10">les afficher dans un tableau</text:p>
            </text:list-item>
            <text:list-item>
              <text:p text:style-name="P10">rendre le tableau dynamique</text:p>
            </text:list-item>
            <text:list-item>
              <text:p text:style-name="P10">stocker les résultats</text:p>
            </text:list-item>
          </text:list>
        </text:list-item>
        <text:list-item>
          <text:p text:style-name="P9"><text:span text:style-name="T3">Version 2:</text:span></text:p>
        </text:list-item>
      </text:list>
      <text:p text:style-name="P4"><text:span text:style-name="T4">On doit déjà utiliser la shmem et sem ? ça serait bien de pouvoir s’occuper de ça plus tard</text:span></text:p>
      <text:list xml:id="list215506742867545" text:continue-numbering="true" text:style-name="WWNum2">
        <text:list-item>
          <text:list>
            <text:list-item>
              <text:p text:style-name="P10">classement selon tour complet</text:p>
            </text:list-item>
            <text:list-item>
              <text:p text:style-name="P10">stocker le best time tout le temps</text:p>
            </text:list-item>
            <text:list-item>
              <text:p text:style-name="P10">(Q) éliminer 5 puis 5 puis classer dans l'ordre pour départ finale.</text:p>
            </text:list-item>
            <text:list-item>
              <text:p text:style-name="P10">écrire les résultats (PQF) dans un fichier</text:p>
            </text:list-item>
            <text:list-item>
              <text:p text:style-name="P10">affichage: </text:p>
              <text:list>
                <text:list-item>
                  <text:p text:style-name="P11">voiture|s1|s2|s3|besttime|pit|out </text:p>
                </text:list-item>
                <text:list-item>
                  <text:p text:style-name="P11">trié constamment pour que les meilleurs temps soit en haut</text:p>
                </text:list-item>
                <text:list-item>
                  <text:p text:style-name="P11">n’affiche plus de temps si il est out ou pit. Remettre la voiture à sa place dès son retour du pit</text:p>
                </text:list-item>
              </text:list>
            </text:list-item>
          </text:list>
        </text:list-item>
        <text:list-item>
          <text:p text:style-name="P9"><text:span text:style-name="T3">Version 3:</text:span></text:p>
          <text:list>
            <text:list-item>
              <text:p text:style-name="P10">synchroniser tout et s’assurer que les données sont cohérentes.</text:p>
            </text:list-item>
            <text:list-item>
              <text:p text:style-name="P10">écriture d’un makefile</text:p>
            </text:list-item>
            <text:list-item>
              <text:p text:style-name="P10">écriture doc, rapport</text:p>
            </text:list-item>
            <text:list-item>
              <text:p text:style-name="P10">perfectionner le code en le paramétrant et refactor</text:p>
            </text:list-item>
          </text:list>
        </text:list-item>
      </text:list>
      <text:p text:style-name="Standard"/>
      <text:p text:style-name="P12"><text:bookmark text:name="_4sxni1g00qjj"/>product backlog</text:p>
      <text:p text:style-name="Standard"/>
      <text:p text:style-name="Standard"/>
      <text:list xml:id="list215506857738717" text:continue-numbering="true" text:style-name="WWNum2">
        <text:list-item>
          <text:p text:style-name="P9"><text:soft-page-break/>un <text:span text:style-name="T5">afficheur</text:span> qui montre voiture|s1|s2|s3|tot|...</text:p>
        </text:list-item>
        <text:list-item>
          <text:p text:style-name="P9">20<text:span text:style-name="T5"> voitures</text:span> qui génèrent des temps aléatoires de +/- 40sec/secteur, 2-3 pit, 2-3 crash</text:p>
        </text:list-item>
        <text:list-item>
          <text:p text:style-name="P9">3 Périodes d’essai (P), 3 Qualifications (Q) où les 5 derniers de Q1 sont OUT et dernier du tableau (16-20), les 5 derniers de Q2 aussi (11-15) et enfin la Q3 sert à déterminer le classement de départ de la course finale (F)</text:p>
        </text:list-item>
        <text:list-item>
          <text:p text:style-name="P9">P/Q: </text:p>
          <text:list>
            <text:list-item>
              <text:p text:style-name="P10">générer s1, s2, s3</text:p>
            </text:list-item>
            <text:list-item>
              <text:p text:style-name="P10">classement selon tour complet (s1+s2+s3)</text:p>
            </text:list-item>
            <text:list-item>
              <text:p text:style-name="P10">stocker le best time tout le temps</text:p>
            </text:list-item>
            <text:list-item>
              <text:p text:style-name="P10">générer un pit (garde temps et classement)</text:p>
            </text:list-item>
            <text:list-item>
              <text:p text:style-name="P10">générer un out (garde temps et classement)</text:p>
            </text:list-item>
            <text:list-item>
              <text:p text:style-name="P10">(Q) éliminer 5 puis 5 puis classer dans l'ordre pour départ finale.</text:p>
            </text:list-item>
            <text:list-item>
              <text:p text:style-name="P10">Stocker classement final du 3 et tour plus rapide</text:p>
            </text:list-item>
            <text:list-item>
              <text:p text:style-name="P10">affichage: </text:p>
              <text:list>
                <text:list-item>
                  <text:p text:style-name="P11">voiture|s1|s2|s3|besttime|pit|out </text:p>
                </text:list-item>
                <text:list-item>
                  <text:p text:style-name="P11">trié constamment pour que les meilleurs temps soit en haut</text:p>
                </text:list-item>
                <text:list-item>
                  <text:p text:style-name="P11">n’affiche plus de temps si il est out ou pit. Remettre la voiture à sa place dès son retour</text:p>
                </text:list-item>
              </text:list>
            </text:list-item>
          </text:list>
        </text:list-item>
        <text:list-item>
          <text:p text:style-name="P9">écrire les résultats (PQF) dans un fichier</text:p>
        </text:list-item>
      </text:list>
      <text:p text:style-name="Standard"/>
      <text:list xml:id="list215506740702581" text:continue-numbering="true" text:style-name="WWNum2">
        <text:list-item>
          <text:p text:style-name="P9">Utiliser la <text:span text:style-name="T5">mémoire partagée</text:span> comme moyen de communication <text:span text:style-name="T4">inter-processus</text:span></text:p>
          <text:list>
            <text:list-item>
              <text:p text:style-name="P10">un père afficheur qui crée des fils qui génèrent les temps, pit, out.</text:p>
            </text:list-item>
          </text:list>
        </text:list-item>
        <text:list-item>
          <text:p text:style-name="P9">Utiliser les<text:span text:style-name="T5"> sémaphores</text:span> pour synchroniser l’accès à la<text:span text:style-name="T4"> mémoire partagée</text:span></text:p>
          <text:list>
            <text:list-item>
              <text:p text:style-name="P10">le père doit prendre les infos des fils dans la mémoire partagée mais il faut pas qu’il y ait de conflit. </text:p>
            </text:list-item>
          </text:list>
        </text:list-item>
        <text:list-item>
          <text:p text:style-name="P9">//paramétrer le programme pour insérer les options voulue (le nombre de tour car le circuit peut être +/- long)</text:p>
        </text:list-item>
      </text:list>
      <text:p text:style-name="Standard"/>
      <text:list xml:id="list215506591500481" text:continue-numbering="true" text:style-name="WWNum2">
        <text:list-item>
          <text:p text:style-name="P9">un makefile qui compile le code</text:p>
        </text:list-item>
        <text:list-item>
          <text:p text:style-name="P9">une documentation rich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✓" text:bullet-char="✓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❏" text:bullet-char="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❏" text:bullet-char="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❏" text:bullet-char="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❏" text:bullet-char="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❏" text:bullet-char="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❏" text:bullet-char="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❏" text:bullet-char="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❏" text:bullet-char="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7" meta:word-count="617" meta:character-count="3333" meta:non-whitespace-character-count="2828"/>
    <meta:generator>LibreOfficeDev/6.0.5.2$Linux_X86_64 LibreOffice_project/</meta:generator>
  </office:meta>
</office:document-meta>
</file>